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 style:data-style-name="N130"/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equenza [MHz]</text:p>
          </table:table-cell>
          <table:table-cell office:value-type="string" calcext:value-type="string">
            <text:p>usb [Mb/s]</text:p>
          </table:table-cell>
          <table:table-cell office:value-type="string" calcext:value-type="string">
            <text:p>Utilizzo Cpu %</text:p>
          </table:table-cell>
          <table:table-cell office:value-type="string" calcext:value-type="string">
            <text:p>Tx gain [?]</text:p>
          </table:table-cell>
          <table:table-cell office:value-type="string" calcext:value-type="string">
            <text:p>Rx gain [?]</text:p>
          </table:table-cell>
          <table:table-cell office:value-type="string" calcext:value-type="string">
            <text:p>Throughput Mb/s</text:p>
          </table:table-cell>
          <table:table-cell/>
          <table:table-cell office:value-type="string" calcext:value-type="string">
            <text:p>Tx gain [?]</text:p>
          </table:table-cell>
          <table:table-cell office:value-type="string" calcext:value-type="string">
            <text:p>Bit ricevuti</text:p>
          </table:table-cell>
          <table:table-cell table:style-name="Default" office:value-type="string" calcext:value-type="string">
            <text:p>Info perse%</text:p>
          </table:table-cell>
          <table:table-cell table:style-name="Default" office:value-type="string" calcext:value-type="string">
            <text:p>info ricevute%</text:p>
          </table:table-cell>
          <table:table-cell office:value-type="string" calcext:value-type="string">
            <text:p>RX gain</text:p>
          </table:table-cell>
          <table:table-cell office:value-type="string" calcext:value-type="string">
            <text:p>Qualità Suono</text:p>
          </table:table-cell>
          <table:table-cell/>
          <table:table-cell table:style-name="Default" office:value-type="string" calcext:value-type="string">
            <text:p>Sample rate [MHz]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usb [Mb/s]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 office:value-type="float" office:value="7.5" calcext:value-type="float">
            <text:p>7.5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-71" calcext:value-type="float">
            <text:p>-71</text:p>
          </table:table-cell>
          <table:table-cell table:style-name="ce1" table:formula="of:=(1915392*8)/9/100000" office:value-type="float" office:value="17.0257066666667" calcext:value-type="float">
            <text:p>17.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98368" calcext:value-type="float">
            <text:p>1798368</text:p>
          </table:table-cell>
          <table:table-cell table:formula="of:=(1915392-[.I2])/19153.92" office:value-type="float" office:value="6.10966319165998" calcext:value-type="float">
            <text:p>6.1</text:p>
          </table:table-cell>
          <table:table-cell table:formula="of:=100-[.J2]" office:value-type="float" office:value="93.89033680834" calcext:value-type="float">
            <text:p>93.9</text:p>
          </table:table-cell>
          <table:table-cell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 office:value-type="float" office:value="7.45" calcext:value-type="float">
            <text:p>7.45</text:p>
          </table:table-cell>
          <table:table-cell office:value-type="float" office:value="84.5" calcext:value-type="float">
            <text:p>84.5</text:p>
          </table:table-cell>
          <table:table-cell office:value-type="float" office:value="80" calcext:value-type="float">
            <text:p>80</text:p>
          </table:table-cell>
          <table:table-cell office:value-type="float" office:value="-69" calcext:value-type="float">
            <text:p>-69</text:p>
          </table:table-cell>
          <table:table-cell table:style-name="ce1" table:formula="of:=(1915392*8)/9.5/100000" office:value-type="float" office:value="16.1296168421053" calcext:value-type="float">
            <text:p>16.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57312" calcext:value-type="float">
            <text:p>1857312</text:p>
          </table:table-cell>
          <table:table-cell table:formula="of:=(1915392-[.I3])/19153.92" office:value-type="float" office:value="3.0322774659182" calcext:value-type="float">
            <text:p>3.0</text:p>
          </table:table-cell>
          <table:table-cell table:formula="of:=100-[.J3]" office:value-type="float" office:value="96.9677225340818" calcext:value-type="float">
            <text:p>97.0</text:p>
          </table:table-cell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5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861440" calcext:value-type="float">
            <text:p>1861440</text:p>
          </table:table-cell>
          <table:table-cell table:formula="of:=(1915392-[.I4])/19153.92" office:value-type="float" office:value="2.81676022453889" calcext:value-type="float">
            <text:p>2.8</text:p>
          </table:table-cell>
          <table:table-cell table:formula="of:=100-[.J4]" office:value-type="float" office:value="97.1832397754611" calcext:value-type="float">
            <text:p>97.2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852032" calcext:value-type="float">
            <text:p>1852032</text:p>
          </table:table-cell>
          <table:table-cell table:formula="of:=(1915392-[.I5])/19153.92" office:value-type="float" office:value="3.30793905372895" calcext:value-type="float">
            <text:p>3.3</text:p>
          </table:table-cell>
          <table:table-cell table:formula="of:=100-[.J5]" office:value-type="float" office:value="96.6920609462711" calcext:value-type="float">
            <text:p>96.7</text:p>
          </table:table-cell>
          <table:table-cell office:value-type="float" office:value="-80" calcext:value-type="float">
            <text:p>-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846272" calcext:value-type="float">
            <text:p>1846272</text:p>
          </table:table-cell>
          <table:table-cell table:formula="of:=(1915392-[.I6])/19153.92" office:value-type="float" office:value="3.60866078588613" calcext:value-type="float">
            <text:p>3.6</text:p>
          </table:table-cell>
          <table:table-cell table:formula="of:=100-[.J6]" office:value-type="float" office:value="96.3913392141139" calcext:value-type="float">
            <text:p>96.4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822720" calcext:value-type="float">
            <text:p>1822720</text:p>
          </table:table-cell>
          <table:table-cell table:formula="of:=(1915392-[.I7])/19153.92" office:value-type="float" office:value="4.83827853515103" calcext:value-type="float">
            <text:p>4.8</text:p>
          </table:table-cell>
          <table:table-cell table:formula="of:=100-[.J7]" office:value-type="float" office:value="95.161721464849" calcext:value-type="float">
            <text:p>95.2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.7" calcext:value-type="float">
            <text:p>1.7</text:p>
          </table:table-cell>
          <table:table-cell office:value-type="float" office:value="79" calcext:value-type="float">
            <text:p>7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644576" calcext:value-type="float">
            <text:p>1644576</text:p>
          </table:table-cell>
          <table:table-cell table:formula="of:=(1915392-[.I8])/19153.92" office:value-type="float" office:value="14.1389334402566" calcext:value-type="float">
            <text:p>14.1</text:p>
          </table:table-cell>
          <table:table-cell table:formula="of:=100-[.J8]" office:value-type="float" office:value="85.8610665597434" calcext:value-type="float">
            <text:p>85.9</text:p>
          </table:table-cell>
          <table:table-cell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.8" calcext:value-type="float">
            <text:p>1.8</text:p>
          </table:table-cell>
          <table:table-cell office:value-type="float" office:value="81" calcext:value-type="float">
            <text:p>8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462272" calcext:value-type="float">
            <text:p>1462272</text:p>
          </table:table-cell>
          <table:table-cell table:formula="of:=(1915392-[.I9])/19153.92" office:value-type="float" office:value="23.6567762630313" calcext:value-type="float">
            <text:p>23.7</text:p>
          </table:table-cell>
          <table:table-cell table:formula="of:=100-[.J9]" office:value-type="float" office:value="76.3432237369687" calcext:value-type="float">
            <text:p>76.3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065216" calcext:value-type="float">
            <text:p>1065216</text:p>
          </table:table-cell>
          <table:table-cell table:formula="of:=(1915392-[.I10])/19153.92" office:value-type="float" office:value="44.3865276663994" calcext:value-type="float">
            <text:p>44.4</text:p>
          </table:table-cell>
          <table:table-cell table:formula="of:=100-[.J10]" office:value-type="float" office:value="55.6134723336006" calcext:value-type="float">
            <text:p>55.6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95808" calcext:value-type="float">
            <text:p>95808</text:p>
          </table:table-cell>
          <table:table-cell table:formula="of:=(1915392-[.I11])/19153.92" office:value-type="float" office:value="94.9979951884523" calcext:value-type="float">
            <text:p>95.0</text:p>
          </table:table-cell>
          <table:table-cell table:formula="of:=100-[.J11]" office:value-type="float" office:value="5.00200481154771" calcext:value-type="float">
            <text:p>5.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104" calcext:value-type="float">
            <text:p>104</text:p>
          </table:table-cell>
          <table:table-cell office:value-type="float" office:value="15.2" calcext:value-type="float">
            <text:p>1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22:19:01.98565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0:42:57.596837859</meta:creation-date>
    <meta:generator>LibreOffice/5.1.6.2$Linux_X86_64 LibreOffice_project/10m0$Build-2</meta:generator>
    <dc:date>2018-09-26T01:08:04.310468360</dc:date>
    <meta:editing-duration>PT1H24M59S</meta:editing-duration>
    <meta:editing-cycles>4</meta:editing-cycles>
    <meta:document-statistic meta:table-count="1" meta:cell-count="120" meta:object-count="0"/>
  </office:meta>
</office:document-meta>
</file>